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8" style:family="paragraph" style:parent-style-name="Standard">
      <style:text-properties fo:language="es" fo:country="ES"/>
    </style:style>
    <style:style style:name="P9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b4da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71211"/>
    </style:style>
    <style:style style:name="P13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71211" style:font-size-asian="12pt" style:font-size-complex="12pt"/>
    </style:style>
    <style:style style:name="P15" style:family="paragraph" style:parent-style-name="Standard">
      <style:text-properties style:font-name="Calibri" fo:font-size="12pt" style:font-size-asian="12pt" style:font-size-complex="12pt"/>
    </style:style>
    <style:style style:name="P16" style:family="paragraph" style:parent-style-name="Standard">
      <style:text-properties style:font-name="Calibri" fo:font-size="12pt" officeooo:paragraph-rsid="00271211" style:font-size-asian="12pt" style:font-size-complex="12pt"/>
    </style:style>
    <style:style style:name="P17" style:family="paragraph" style:parent-style-name="Standard">
      <style:text-properties style:font-name="Calibri" fo:font-size="12pt" fo:language="es" fo:country="ES" officeooo:paragraph-rsid="00271211" style:font-size-asian="12pt" style:font-size-complex="12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19" style:family="paragraph" style:parent-style-name="Standard" style:master-page-name="First_20_Page">
      <style:paragraph-properties style:page-number="auto"/>
      <style:text-properties officeooo:paragraph-rsid="00271211"/>
    </style:style>
    <style:style style:name="P20" style:family="paragraph" style:parent-style-name="Standard">
      <style:text-properties officeooo:paragraph-rsid="00271211"/>
    </style:style>
    <style:style style:name="P21" style:family="paragraph" style:parent-style-name="Text_20_body" style:list-style-name="L1">
      <style:text-properties fo:language="es" fo:country="ES" officeooo:rsid="001a5cfd" officeooo:paragraph-rsid="001a5cfd"/>
    </style:style>
    <style:style style:name="P22" style:family="paragraph" style:parent-style-name="Text_20_body" style:list-style-name="L2">
      <style:text-properties fo:language="es" fo:country="ES"/>
    </style:style>
    <style:style style:name="P23" style:family="paragraph" style:parent-style-name="Text_20_body" style:list-style-name="L2">
      <style:text-properties fo:language="es" fo:country="ES" officeooo:rsid="001d178e" officeooo:paragraph-rsid="001d178e"/>
    </style:style>
    <style:style style:name="P24" style:family="paragraph" style:parent-style-name="Text_20_body" style:list-style-name="L3">
      <style:text-properties fo:language="es" fo:country="ES" officeooo:paragraph-rsid="001d178e"/>
    </style:style>
    <style:style style:name="P25" style:family="paragraph" style:parent-style-name="Text_20_body" style:list-style-name="L3">
      <style:text-properties fo:language="es" fo:country="ES" officeooo:rsid="002090ba" officeooo:paragraph-rsid="002090ba"/>
    </style:style>
    <style:style style:name="P26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7" style:family="paragraph" style:parent-style-name="Text_20_body" style:list-style-name="L1">
      <style:text-properties fo:language="en" fo:country="US" officeooo:rsid="001a5cfd" officeooo:paragraph-rsid="001a5cfd"/>
    </style:style>
    <style:style style:name="P28" style:family="paragraph" style:parent-style-name="Text_20_body" style:list-style-name="L1">
      <style:text-properties fo:language="en" fo:country="US" officeooo:rsid="002090ba" officeooo:paragraph-rsid="002090ba"/>
    </style:style>
    <style:style style:name="P29" style:family="paragraph" style:parent-style-name="Text_20_body" style:list-style-name="L1">
      <style:text-properties fo:font-size="10pt" style:font-size-asian="10pt" style:font-size-complex="10pt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71211" style:font-size-asian="24pt" style:font-weight-asian="bold" style:font-size-complex="24pt" style:font-weight-complex="bold"/>
    </style:style>
    <style:style style:name="P3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language="en" fo:country="US" fo:font-style="normal" style:text-underline-style="none" fo:font-weight="normal" officeooo:rsid="001e9796" officeooo:paragraph-rsid="0015b4da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71211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71211" style:text-blinking="false" fo:background-color="transparent" loext:padding="0cm" loext:border="none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178e" style:font-style-asian="italic" style:font-style-complex="italic"/>
    </style:style>
    <style:style style:name="T5" style:family="text">
      <style:text-properties fo:font-style="italic" officeooo:rsid="001e8386" style:font-style-asian="italic" style:font-style-complex="italic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US" fo:font-style="normal" style:text-underline-style="solid" style:text-underline-width="auto" style:text-underline-color="font-color" fo:font-weight="normal" officeooo:rsid="001e9796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71211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71211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fo:language="en" fo:country="US" style:font-size-asian="12pt" style:font-size-complex="12pt"/>
    </style:style>
    <style:style style:name="T16" style:family="text">
      <style:text-properties style:font-name="Calibri" fo:font-size="12pt" fo:language="en" fo:country="US" officeooo:rsid="001e9796" style:font-size-asian="12pt" style:font-size-complex="12pt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officeooo:rsid="0016a04b"/>
    </style:style>
    <style:style style:name="T19" style:family="text">
      <style:text-properties officeooo:rsid="001e8386"/>
    </style:style>
    <style:style style:name="T20" style:family="text">
      <style:text-properties officeooo:rsid="0024ae35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officeooo:rsid="002332ea"/>
    </style:style>
    <style:style style:name="T24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6"/>
          <text:p text:style-name="P6">Computer Systems</text:p>
          <text:p text:style-name="P6">CFGS DAW</text:p>
        </draw:text-box>
      </draw:frame>
      <text:p text:style-name="P19"/>
      <text:p text:style-name="P20"/>
      <text:p text:style-name="P20"/>
      <text:p text:style-name="P20"/>
      <text:p text:style-name="P30"><text:span text:style-name="T9">Computer Systems – </text:span><text:span text:style-name="T11">Glossary – Part 2</text:span><text:span text:style-name="T12"><text:line-break/></text:span><text:span text:style-name="T13">UD 0</text:span><text:span text:style-name="T14">7</text:span><text:span text:style-name="T13">. </text:span><text:span text:style-name="T21"><text:user-field-get text:name="Tema">Windows administration</text:user-field-get></text:span></text:p>
      <text:p text:style-name="P3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33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12"><text:a xlink:type="simple" xlink:href="mailto:alfredo.oltra@ceedcv.es" text:style-name="Internet_20_link" text:visited-style-name="Visited_20_Internet_20_Link"><text:span text:style-name="T17">alfredo.oltra</text:span></text:a><text:a xlink:type="simple" xlink:href="mailto:alfredo.oltra@ceedcv.es" text:style-name="Internet_20_link" text:visited-style-name="Visited_20_Internet_20_Link"><text:span text:style-name="T17">@</text:span></text:a><text:a xlink:type="simple" xlink:href="mailto:alfredo.oltra@ceedcv.es" text:style-name="Internet_20_link" text:visited-style-name="Visited_20_Internet_20_Link"><text:span text:style-name="T17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34">20<text:span text:style-name="T23">22</text:span>/20<text:span text:style-name="T24">2</text:span><text:span text:style-name="T23">3</text:span></text:p>
      <text:p text:style-name="P14"><text:tab/><text:tab/><text:tab/><text:tab/><text:tab/><text:tab/><text:tab/><text:tab/><text:tab/><text:tab/>Versión:<text:date style:data-style-name="N104" text:date-value="2022-06-02T16:36:43.104388550">220602</text:date>.<text:time style:data-style-name="N105" text:time-value="2022-06-02T16:36:43.104542568">1636</text:time></text:p>
      <text:p text:style-name="P16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U0<text:user-field-get text:name="NumeroTema">7</text:user-field-get>. <text:user-field-get text:name="Tema">Windows administration</text:user-field-get></text:p>
      <text:h text:style-name="Heading_20_1" text:outline-level="1">Vocabulary</text:h>
      <text:p text:style-name="Text_20_body">General:</text:p>
      <text:list xml:id="list651592553" text:style-name="L1">
        <text:list-item>
          <text:p text:style-name="P21"><text:span text:style-name="T19">specs</text:span>: <text:span text:style-name="T19">especificaciones.</text:span></text:p>
        </text:list-item>
        <text:list-item>
          <text:p text:style-name="P21"><text:span text:style-name="T19">tab</text:span>: <text:span text:style-name="T19">pestaña (de software)</text:span></text:p>
        </text:list-item>
        <text:list-item>
          <text:p text:style-name="P27"><text:span text:style-name="T19">environment</text:span>: <text:span text:style-name="T19">entorno</text:span></text:p>
        </text:list-item>
        <text:list-item>
          <text:p text:style-name="P27"><text:span text:style-name="T19">performance</text:span>: <text:span text:style-name="T19">rendimiento</text:span></text:p>
        </text:list-item>
        <text:list-item>
          <text:p text:style-name="P27"><text:span text:style-name="T19">device</text:span>: di<text:span text:style-name="T19">spositivo</text:span></text:p>
        </text:list-item>
        <text:list-item>
          <text:p text:style-name="P28">driver: controlador</text:p>
        </text:list-item>
        <text:list-item>
          <text:p text:style-name="P28">Enable/disable: habilitar/deshabilitar</text:p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  <text:p text:style-name="P7"/>
      <text:p text:style-name="P3">Verbos:</text:p>
      <text:list xml:id="list1179402797" text:style-name="L2">
        <text:list-item>
          <text:p text:style-name="P22"><text:span text:style-name="T3">to </text:span><text:span text:style-name="T5">shrink</text:span><text:span text:style-name="T3">: </text:span><text:span text:style-name="T5">encoger</text:span></text:p>
        </text:list-item>
        <text:list-item>
          <text:p text:style-name="P23"><text:span text:style-name="T4">t</text:span><text:span text:style-name="T3">o </text:span><text:span text:style-name="T5">expand</text:span><text:span text:style-name="T3">: </text:span><text:span text:style-name="T5">expandir</text:span></text:p>
        </text:list-item>
      </text:list>
      <text:list xml:id="list1843728373" text:style-name="L3">
        <text:list-item>
          <text:p text:style-name="P24"><text:span text:style-name="T3">to </text:span><text:span text:style-name="T5">monitor</text:span><text:span text:style-name="T3">:</text:span><text:span text:style-name="T4"> </text:span><text:span text:style-name="T5">monitorizar</text:span></text:p>
        </text:list-item>
        <text:list-item>
          <text:p text:style-name="P25"><text:span text:style-name="T5">t</text:span><text:span text:style-name="T3">o cipher: cifrar</text:span></text:p>
          <text:p text:style-name="P26"><text:s/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date-style style:name="N20122" number:language="en" number:country="U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6H28M9S</meta:editing-duration>
    <meta:editing-cycles>31</meta:editing-cycles>
    <meta:generator>LibreOffice/7.3.3.2$Linux_X86_64 LibreOffice_project/30$Build-2</meta:generator>
    <dc:title>Plantilla CEED</dc:title>
    <meta:initial-creator>Alfredo Oltra Orengo</meta:initial-creator>
    <dc:date>2022-06-02T16:36:42.878532525</dc:date>
    <meta:document-statistic meta:table-count="0" meta:image-count="1" meta:object-count="0" meta:page-count="2" meta:paragraph-count="29" meta:word-count="87" meta:character-count="647" meta:non-whitespace-character-count="58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